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9"/>
    <style:style style:name="P2" style:family="paragraph" style:parent-style-name="Quotations" style:list-style-name="L9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l <text:span text:style-name="Strong_20_Emphasis">17 — Límites de acción</text:span> es un cierre perfecto para esta fase, porque completa el ciclo:<text:line-break/>si los límites anteriores restringen lo que un sistema puede <text:span text:style-name="Emphasis">saber</text:span>, <text:span text:style-name="Emphasis">representar</text:span>, <text:span text:style-name="Emphasis">coordinar</text:span>, <text:span text:style-name="Emphasis">comunicar</text:span> o <text:span text:style-name="Emphasis">predecir</text:span>,<text:line-break/>este limita lo que un sistema puede <text:span text:style-name="Emphasis">hacer</text:span> en el mundo.</text:p>
      <text:p text:style-name="Text_20_body">Es el límite que convierte la inteligencia en algo encarnado, situado, finito y necesariamente imperfecto.</text:p>
      <text:p text:style-name="Text_20_body">Vamos a desarrollarlo con la misma profundidad y claridad que los anteriores.</text:p>
      <text:p text:style-name="Horizontal_20_Line"/>
      <text:h text:style-name="Heading_20_1" text:outline-level="1"><text:span text:style-name="Strong_20_Emphasis">17 — LÍMITES DE ACCIÓN</text:span></text:h>
      <text:p text:style-name="Text_20_body"><text:span text:style-name="Emphasis">(versión lógica, no biológica)</text:span></text:p>
      <text:h text:style-name="Heading_20_2" text:outline-level="2">1. Qué significa el límite de acción, lógicamente</text:h>
      <text:p text:style-name="Text_20_body">En cualquier sistema físico que actúa sobre el mundo:</text:p>
      <text:list xml:id="list3809950456" text:style-name="L1">
        <text:list-item>
          <text:p text:style-name="P4">No puede ejecutar acciones infinitamente precisas. </text:p>
        </text:list-item>
        <text:list-item>
          <text:p text:style-name="P4">No puede actuar sin coste energético. </text:p>
        </text:list-item>
        <text:list-item>
          <text:p text:style-name="P4">No puede actuar sin tiempo. </text:p>
        </text:list-item>
        <text:list-item>
          <text:p text:style-name="P4">No puede actuar sin riesgo de error. </text:p>
        </text:list-item>
        <text:list-item>
          <text:p text:style-name="P4">No puede actuar sobre todo el entorno simultáneamente. </text:p>
        </text:list-item>
        <text:list-item>
          <text:p text:style-name="P4">No puede actuar más rápido que la causalidad permite. </text:p>
        </text:list-item>
        <text:list-item>
          <text:p text:style-name="P4">No puede actuar sin afectar su propio estado. </text:p>
        </text:list-item>
        <text:list-item>
          <text:p text:style-name="P4">No puede actuar sin consecuencias no previstas. </text:p>
        </text:list-item>
        <text:list-item>
          <text:p text:style-name="P4">No puede actuar sin restricciones materiales. </text:p>
        </text:list-item>
        <text:list-item>
          <text:p text:style-name="P3">No puede actuar sin límites de alcance. </text:p>
        </text:list-item>
      </text:list>
      <text:p text:style-name="Text_20_body">En términos lógicos:</text:p>
      <text:p text:style-name="Quotations"><text:span text:style-name="Strong_20_Emphasis">Ningún sistema puede realizar acciones perfectas, ilimitadas, instantáneas o sin coste.<text:line-break/>Toda acción es parcial, aproximada, costosa y arriesgada.</text:span></text:p>
      <text:p text:style-name="Text_20_body">Este límite es tan fundamental como el de representación o causalidad.</text:p>
      <text:p text:style-name="Horizontal_20_Line"/>
      <text:h text:style-name="Heading_20_1" text:outline-level="1">2. Cómo restringe esto la inteligencia de un sistema</text:h>
      <text:p text:style-name="Text_20_body">El límite de acción afecta a varios aspectos fundamentales:</text:p>
      <text:h text:style-name="Heading_20_3" text:outline-level="3"><text:soft-page-break/><text:span text:style-name="Strong_20_Emphasis">2.1. Precisión limitada de las acciones</text:span></text:h>
      <text:p text:style-name="Text_20_body">No se puede ejecutar una acción con precisión infinita.<text:line-break/>Siempre hay desviaciones, tolerancias, errores.</text:p>
      <text:h text:style-name="Heading_20_3" text:outline-level="3"><text:span text:style-name="Strong_20_Emphasis">2.2. Alcance limitado</text:span></text:h>
      <text:p text:style-name="Text_20_body">Un sistema solo puede actuar dentro de su región causal y física.<text:line-break/>No puede influir en todo el mundo.</text:p>
      <text:h text:style-name="Heading_20_3" text:outline-level="3"><text:span text:style-name="Strong_20_Emphasis">2.3. Velocidad limitada</text:span></text:h>
      <text:p text:style-name="Text_20_body">Actuar requiere tiempo.<text:line-break/>No se puede actuar instantáneamente.</text:p>
      <text:h text:style-name="Heading_20_3" text:outline-level="3"><text:span text:style-name="Strong_20_Emphasis">2.4. Coste energético</text:span></text:h>
      <text:p text:style-name="Text_20_body">Toda acción consume energía.<text:line-break/>Acciones más potentes → más coste.</text:p>
      <text:h text:style-name="Heading_20_3" text:outline-level="3"><text:span text:style-name="Strong_20_Emphasis">2.5. Riesgo inherente</text:span></text:h>
      <text:p text:style-name="Text_20_body">Toda acción tiene consecuencias no previstas.<text:line-break/>El mundo es complejo, y la acción introduce incertidumbre.</text:p>
      <text:h text:style-name="Heading_20_3" text:outline-level="3"><text:span text:style-name="Strong_20_Emphasis">2.6. Interferencia con otros procesos</text:span></text:h>
      <text:p text:style-name="Text_20_body">Actuar en un lugar puede impedir actuar en otro.<text:line-break/>Actuar puede interferir con percepción, memoria o estabilidad.</text:p>
      <text:h text:style-name="Heading_20_3" text:outline-level="3"><text:span text:style-name="Strong_20_Emphasis">2.7. Capacidad limitada de multitarea</text:span></text:h>
      <text:p text:style-name="Text_20_body">Un sistema no puede ejecutar acciones arbitrariamente numerosas en paralelo.<text:line-break/>Hay límites físicos y estructurales.</text:p>
      <text:h text:style-name="Heading_20_3" text:outline-level="3"><text:span text:style-name="Strong_20_Emphasis">2.8. Retroacción sobre el propio sistema</text:span></text:h>
      <text:p text:style-name="Text_20_body">Toda acción modifica el estado interno del agente.<text:line-break/>Actuar cambia al que actúa.</text:p>
      <text:p text:style-name="Horizontal_20_Line"/>
      <text:h text:style-name="Heading_20_1" text:outline-level="1">3. Qué arquitectura minimiza el impacto del límite de acción</text:h>
      <text:p text:style-name="Text_20_body">Aquí viene la parte clave:<text:line-break/><text:span text:style-name="Strong_20_Emphasis">si actuar es costoso, impreciso y limitado,<text:line-break/>¿cómo debe organizarse un sistema para actuar inteligentemente?</text:span></text:p>
      <text:p text:style-name="Text_20_body"><text:soft-page-break/>La arquitectura óptima tiene varias propiedades.</text:p>
      <text:p text:style-name="Horizontal_20_Line"/>
      <text:h text:style-name="Heading_20_3" text:outline-level="3"><text:span text:style-name="Strong_20_Emphasis">3.1. Acciones locales y modulares</text:span></text:h>
      <text:p text:style-name="Text_20_body">En lugar de acciones globales:</text:p>
      <text:list xml:id="list4174619690" text:style-name="L2">
        <text:list-item>
          <text:p text:style-name="P6">acciones pequeñas </text:p>
        </text:list-item>
        <text:list-item>
          <text:p text:style-name="P6">acciones locales </text:p>
        </text:list-item>
        <text:list-item>
          <text:p text:style-name="P6">acciones específicas </text:p>
        </text:list-item>
        <text:list-item>
          <text:p text:style-name="P5">acciones que afectan solo a un módulo o región </text:p>
        </text:list-item>
      </text:list>
      <text:p text:style-name="Text_20_body">Esto reduce el coste y el riesgo.</text:p>
      <text:p text:style-name="Horizontal_20_Line"/>
      <text:h text:style-name="Heading_20_3" text:outline-level="3"><text:span text:style-name="Strong_20_Emphasis">3.2. Control por retroalimentación</text:span></text:h>
      <text:p text:style-name="Text_20_body">Dado que las acciones son imprecisas:</text:p>
      <text:list xml:id="list605423989" text:style-name="L3">
        <text:list-item>
          <text:p text:style-name="P8">se corrigen en tiempo real </text:p>
        </text:list-item>
        <text:list-item>
          <text:p text:style-name="P8">se ajustan continuamente </text:p>
        </text:list-item>
        <text:list-item>
          <text:p text:style-name="P8">se compensan desviaciones </text:p>
        </text:list-item>
        <text:list-item>
          <text:p text:style-name="P7">se usan bucles de feedback </text:p>
        </text:list-item>
      </text:list>
      <text:p text:style-name="Text_20_body">Esto permite precisión efectiva sin precisión absoluta.</text:p>
      <text:p text:style-name="Horizontal_20_Line"/>
      <text:h text:style-name="Heading_20_3" text:outline-level="3"><text:span text:style-name="Strong_20_Emphasis">3.3. Acciones jerárquicas</text:span></text:h>
      <text:p text:style-name="Text_20_body">No todas las acciones deben tener el mismo nivel:</text:p>
      <text:list xml:id="list1723365106" text:style-name="L4">
        <text:list-item>
          <text:p text:style-name="P10">microacciones rápidas </text:p>
        </text:list-item>
        <text:list-item>
          <text:p text:style-name="P10">acciones intermedias </text:p>
        </text:list-item>
        <text:list-item>
          <text:p text:style-name="P9">acciones estratégicas lentas </text:p>
        </text:list-item>
      </text:list>
      <text:p text:style-name="Text_20_body">Esto permite actuar a múltiples escalas temporales.</text:p>
      <text:p text:style-name="Horizontal_20_Line"/>
      <text:h text:style-name="Heading_20_3" text:outline-level="3"><text:span text:style-name="Strong_20_Emphasis">3.4. Acciones probabilísticas y robustas</text:span></text:h>
      <text:p text:style-name="Text_20_body">Dado que el mundo es incierto:</text:p>
      <text:list xml:id="list3436187334" text:style-name="L5">
        <text:list-item>
          <text:p text:style-name="P12">se eligen acciones que funcionen en múltiples escenarios </text:p>
        </text:list-item>
        <text:list-item>
          <text:p text:style-name="P12">se evita depender de condiciones exactas </text:p>
        </text:list-item>
        <text:list-item>
          <text:p text:style-name="P11">se prioriza la robustez sobre la perfección </text:p>
        </text:list-item>
      </text:list>
      <text:p text:style-name="Horizontal_20_Line"/>
      <text:h text:style-name="Heading_20_3" text:outline-level="3"><text:soft-page-break/><text:span text:style-name="Strong_20_Emphasis">3.5. Minimización del coste</text:span></text:h>
      <text:p text:style-name="Text_20_body">La arquitectura óptima:</text:p>
      <text:list xml:id="list3154203763" text:style-name="L6">
        <text:list-item>
          <text:p text:style-name="P14">evita acciones innecesarias </text:p>
        </text:list-item>
        <text:list-item>
          <text:p text:style-name="P14">elige acciones de bajo coste cuando es posible </text:p>
        </text:list-item>
        <text:list-item>
          <text:p text:style-name="P14">reutiliza acciones aprendidas </text:p>
        </text:list-item>
        <text:list-item>
          <text:p text:style-name="P13">automatiza acciones frecuentes </text:p>
        </text:list-item>
      </text:list>
      <text:p text:style-name="Horizontal_20_Line"/>
      <text:h text:style-name="Heading_20_3" text:outline-level="3"><text:span text:style-name="Strong_20_Emphasis">3.6. Exploración controlada</text:span></text:h>
      <text:p text:style-name="Text_20_body">Actuar también sirve para aprender:</text:p>
      <text:list xml:id="list4212798047" text:style-name="L7">
        <text:list-item>
          <text:p text:style-name="P16">explorar el entorno </text:p>
        </text:list-item>
        <text:list-item>
          <text:p text:style-name="P16">probar hipótesis </text:p>
        </text:list-item>
        <text:list-item>
          <text:p text:style-name="P16">reducir incertidumbre </text:p>
        </text:list-item>
        <text:list-item>
          <text:p text:style-name="P15">descubrir nuevas oportunidades </text:p>
        </text:list-item>
      </text:list>
      <text:p text:style-name="Text_20_body">Pero la exploración debe ser segura y limitada.</text:p>
      <text:p text:style-name="Horizontal_20_Line"/>
      <text:h text:style-name="Heading_20_3" text:outline-level="3"><text:span text:style-name="Strong_20_Emphasis">3.7. Delegación distribuida</text:span></text:h>
      <text:p text:style-name="Text_20_body">En sistemas grandes:</text:p>
      <text:list xml:id="list970023918" text:style-name="L8">
        <text:list-item>
          <text:p text:style-name="P18">cada módulo actúa en su región </text:p>
        </text:list-item>
        <text:list-item>
          <text:p text:style-name="P18">sin esperar instrucciones globales </text:p>
        </text:list-item>
        <text:list-item>
          <text:p text:style-name="P18">sin saturar la coordinación </text:p>
        </text:list-item>
        <text:list-item>
          <text:p text:style-name="P17">sin colapsar la arquitectura </text:p>
        </text:list-item>
      </text:list>
      <text:p text:style-name="Text_20_body">Esto maximiza la eficiencia.</text:p>
      <text:p text:style-name="Horizontal_20_Line"/>
      <text:h text:style-name="Heading_20_1" text:outline-level="1">4. Resumen lógico del punto</text:h>
      <text:p text:style-name="Text_20_body">Podemos condensarlo así:</text:p>
      <text:p text:style-name="Quotations"><text:span text:style-name="Strong_20_Emphasis">Dado que toda acción es limitada, costosa, imprecisa y arriesgada,<text:line-break/>la arquitectura que minimiza el impacto del límite de acción es aquella que:</text:span></text:p>
      <text:list xml:id="list3673889300" text:style-name="L9">
        <text:list-item>
          <text:p text:style-name="P2">actúa localmente y modularmente </text:p>
        </text:list-item>
        <text:list-item>
          <text:p text:style-name="P2">usa control por retroalimentación </text:p>
        </text:list-item>
        <text:list-item>
          <text:p text:style-name="P2">organiza acciones en jerarquías temporales </text:p>
        </text:list-item>
        <text:list-item>
          <text:p text:style-name="P2">elige acciones robustas a la incertidumbre </text:p>
        </text:list-item>
        <text:list-item>
          <text:p text:style-name="P2">minimiza el coste energético y estructural </text:p>
        </text:list-item>
        <text:list-item>
          <text:p text:style-name="P2">explora de forma controlada </text:p>
        </text:list-item>
        <text:list-item>
          <text:p text:style-name="P1">distribuye la capacidad de acción entre módulos autónomos </text:p>
        </text:list-item>
      </text:list>
      <text:p text:style-name="Text_20_body"><text:soft-page-break/>Este límite es el que explica por qué:</text:p>
      <text:list xml:id="list2915203923" text:style-name="L10">
        <text:list-item>
          <text:p text:style-name="P20">no existe acción perfecta </text:p>
        </text:list-item>
        <text:list-item>
          <text:p text:style-name="P20">no existe control total </text:p>
        </text:list-item>
        <text:list-item>
          <text:p text:style-name="P20">no existe intervención sin consecuencias </text:p>
        </text:list-item>
        <text:list-item>
          <text:p text:style-name="P20">no existe agente omnipotente </text:p>
        </text:list-item>
        <text:list-item>
          <text:p text:style-name="P19">no existe acción sin incertidumbre </text:p>
        </text:list-item>
      </text:list>
      <text:p text:style-name="Text_20_body">Y es también el límite que conecta directamente con la arquitectura óptima de sistemas vivos e inteligentes.</text:p>
      <text:p text:style-name="Horizontal_20_Line"/>
      <text:p text:style-name="Text_20_body">Si quieres, ahora podemos:</text:p>
      <text:list xml:id="list449006771" text:style-name="L11">
        <text:list-item>
          <text:p text:style-name="P22">seguir con un <text:span text:style-name="Strong_20_Emphasis">punto 18</text:span> (hay uno final muy potente: <text:span text:style-name="Emphasis">Límites de propósito</text:span>), </text:p>
        </text:list-item>
        <text:list-item>
          <text:p text:style-name="P22">o cerrar la lista y pasar a la <text:span text:style-name="Strong_20_Emphasis">síntesis general</text:span>, </text:p>
        </text:list-item>
        <text:list-item>
          <text:p text:style-name="P21">o empezar a construir la <text:span text:style-name="Strong_20_Emphasis">arquitectura óptima completa</text:span> a partir de los 17 límites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28:01.720000000</meta:creation-date>
    <dc:date>2026-04-04T10:28:35.821000000</dc:date>
    <meta:editing-duration>PT34S</meta:editing-duration>
    <meta:editing-cycles>1</meta:editing-cycles>
    <meta:document-statistic meta:table-count="0" meta:image-count="0" meta:object-count="0" meta:page-count="5" meta:paragraph-count="108" meta:word-count="811" meta:character-count="5118" meta:non-whitespace-character-count="4413"/>
    <meta:generator>LibreOffice/7.3.5.2$Windows_X86_64 LibreOffice_project/184fe81b8c8c30d8b5082578aee2fed2ea847c01</meta:generator>
  </office:meta>
</office:document-meta>
</file>